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6500000065769C2C221659424F.png" manifest:media-type="image/png"/>
  <manifest:file-entry manifest:full-path="Pictures/100004A900000A7000000A70674E47B6957E48A0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>
      <style:paragraph-properties fo:margin-top="0cm" fo:margin-bottom="0cm" style:contextual-spacing="false" fo:text-align="center" style:justify-single-word="false"/>
      <style:text-properties loext:padding="0cm" loext:border="none"/>
    </style:style>
    <style:style style:name="P4" style:family="paragraph" style:parent-style-name="Text_20_body">
      <style:paragraph-properties fo:text-align="center" style:justify-single-word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fo:margin-top="0cm" fo:margin-bottom="0cm" style:vertical-pos="top" style:vertical-rel="baseline" fo:padding="0cm" fo:border="none" draw:frame-display-scrollbar="false" draw:frame-display-border="false" draw:frame-margin-horizontal="0px" draw:frame-margin-vertical="0px" draw:ole-draw-aspect="1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hanging the Default Shell in Linux</text:h>
      <text:p text:style-name="Text_20_body">Last modified: March 21, 2021</text:p>
      <text:p text:style-name="Text_20_body">by <text:a xlink:type="simple" xlink:href="https://www.baeldung.com/linux/author/kai-yuan" text:style-name="Internet_20_link" text:visited-style-name="Visited_20_Internet_20_Link">Kai Yuan</text:a> </text:p>
      <text:list xml:id="list1680391824" text:style-name="L1">
        <text:list-item>
          <text:p text:style-name="P2"><text:a xlink:type="simple" xlink:href="https://www.baeldung.com/linux/category/administration" text:style-name="Internet_20_link" text:visited-style-name="Visited_20_Internet_20_Link">Administration</text:a> </text:p>
        </text:list-item>
      </text:list>
      <text:h text:style-name="Heading_20_2" text:outline-level="2">1. Overview</text:h>
      <text:section text:style-name="Sect1" text:name="overview">
        <text:p text:style-name="Text_20_body"/>
      </text:section>
      <text:p text:style-name="Text_20_body">An interactive shell reads commands from user input on a <text:a xlink:type="simple" xlink:href="https://www.baeldung.com/linux/monitor-keyboard-drivers" text:style-name="Internet_20_link" text:visited-style-name="Visited_20_Internet_20_Link"><text:span text:style-name="Emphasis">tty</text:span></text:a> terminal. We call the interactive shell after a user’s successful login the default shell or login shell.</text:p>
      <text:p text:style-name="Text_20_body">In this tutorial, we’re going to discuss how to change the default shell of a user.</text:p>
      <text:h text:style-name="Heading_20_2" text:outline-level="2">2. Introduction to the <text:span text:style-name="Emphasis">chsh</text:span> Command</text:h>
      <text:section text:style-name="Sect1" text:name="introduction-to-thechsh-command">
        <text:p text:style-name="Text_20_body"/>
      </text:section>
      <text:p text:style-name="Text_20_body">The <text:a xlink:type="simple" xlink:href="https://man7.org/linux/man-pages/man1/chsh.1.html" text:style-name="Internet_20_link" text:visited-style-name="Visited_20_Internet_20_Link"><text:span text:style-name="Emphasis">chsh</text:span></text:a> command is <text:span text:style-name="Strong_20_Emphasis">shipped with the </text:span><text:a xlink:type="simple" xlink:href="https://en.wikipedia.org/wiki/Util-linux" text:style-name="Internet_20_link" text:visited-style-name="Visited_20_Internet_20_Link"><text:span text:style-name="Strong_20_Emphasis"><text:span text:style-name="Emphasis">util-linux</text:span></text:span></text:a><text:span text:style-name="Strong_20_Emphasis"> package</text:span> — a standard package that’s <text:span text:style-name="Strong_20_Emphasis">available on all Linux distros</text:span>.</text:p>
      <text:p text:style-name="Text_20_body">Using the <text:span text:style-name="Emphasis">chsh</text:span> command with the <text:span text:style-name="Emphasis">-l</text:span> option, we can list the shells installed in the current system:</text:p>
      <text:p text:style-name="Preformatted_20_Text"><text:span text:style-name="Source_20_Text">$ chsh -l</text:span></text:p>
      <text:p text:style-name="Preformatted_20_Text"><text:span text:style-name="Source_20_Text">/bin/sh</text:span></text:p>
      <text:p text:style-name="Preformatted_20_Text"><text:span text:style-name="Source_20_Text">/bin/bash</text:span></text:p>
      <text:p text:style-name="Preformatted_20_Text"><text:span text:style-name="Source_20_Text">/bin/zsh</text:span></text:p>
      <text:p text:style-name="Preformatted_20_Text"><text:span text:style-name="Source_20_Text">/usr/bin/zsh</text:span></text:p>
      <text:p text:style-name="P1"><text:span text:style-name="Source_20_Text">/usr/bin/git-shell</text:span></text:p>
      <text:p text:style-name="Text_20_body">A more common usage of the <text:span text:style-name="Emphasis">chsh</text:span> command is to change the default shell of a user.</text:p>
      <text:section text:style-name="Sect1" text:name="baeldung_leaderboard_mid_1">
        <text:p text:style-name="P4"/>
        <text:section text:style-name="Sect1" text:name="google_ads_iframe_/15184186,7114245/baeldung_leaderboard_mid_1_0__container__">
          <text:p text:style-name="P3"><draw:frame draw:style-name="fr2" draw:name="Object1" text:anchor-type="as-char" svg:width="25.665cm" svg:height="2.381cm" draw:z-index="0"><draw:floating-frame draw:frame-name="google_ads_iframe_/15184186,7114245/baeldung_leaderboard_mid_1_0"/></draw:frame></text:p>
          <text:p text:style-name="P3"><draw:a xlink:type="simple" xlink:href="https://freestar.com/?utm_campaign=branding&amp;utm_medium=banner&amp;utm_source=baeldung.com&amp;utm_content=baeldung_leaderboard_mid_1" office:target-frame-name="_blank" xlink:show="new"><draw:frame draw:style-name="fr1" draw:name="Image1" text:anchor-type="as-char" svg:width="0.423cm" svg:height="0.423cm" draw:z-index="1"><draw:image xlink:href="Pictures/100004A900000A7000000A70674E47B6957E48A0.svg" xlink:type="simple" xlink:show="embed" xlink:actuate="onLoad" draw:mime-type="image/svg+xml"/><draw:image xlink:href="Pictures/100000010000006500000065769C2C221659424F.png" xlink:type="simple" xlink:show="embed" xlink:actuate="onLoad" draw:mime-type="image/png"/><svg:title>freestar</svg:title></draw:frame></draw:a></text:p>
        </text:section>
      </text:section>
      <text:p text:style-name="Text_20_body">We’ll address how to do that in later sections.</text:p>
      <text:h text:style-name="Heading_20_2" text:outline-level="2">3. Which Shell Am I Currently Using?</text:h>
      <text:section text:style-name="Sect1" text:name="which-shell-am-i-currently-using">
        <text:p text:style-name="Text_20_body"/>
      </text:section>
      <text:p text:style-name="Text_20_body">After a successful login, we’ll be with our default shell.</text:p>
      <text:p text:style-name="Text_20_body">Before we talk about changing the default shell, let’s first learn a couple of ways to find out which shell we’re currently using.</text:p>
      <text:p text:style-name="Text_20_body"><text:soft-page-break/>One way is to<text:span text:style-name="Strong_20_Emphasis"> read the system environment </text:span><text:span text:style-name="Strong_20_Emphasis"><text:span text:style-name="Emphasis">$SHELL</text:span></text:span>, which stores the currently running shell command:</text:p>
      <text:p text:style-name="Preformatted_20_Text"><text:span text:style-name="Source_20_Text">kent$ echo $SHELL</text:span></text:p>
      <text:p text:style-name="P1"><text:span text:style-name="Source_20_Text">/bin/zsh</text:span></text:p>
      <text:p text:style-name="Text_20_body">As the example above shows, the running shell of my current login user is Zsh.</text:p>
      <text:section text:style-name="Sect1" text:name="baeldung_leaderboard_mid_2">
        <text:p text:style-name="P4"/>
        <text:section text:style-name="Sect1" text:name="google_ads_iframe_/15184186,7114245/baeldung_leaderboard_mid_2_0__container__">
          <text:p text:style-name="P3"><draw:frame draw:style-name="fr2" draw:name="Object2" text:anchor-type="as-char" svg:width="8.89cm" svg:height="7.408cm" draw:z-index="2"><draw:floating-frame draw:frame-name="google_ads_iframe_/15184186,7114245/baeldung_leaderboard_mid_2_0"/></draw:frame></text:p>
          <text:p text:style-name="P3"><draw:a xlink:type="simple" xlink:href="https://freestar.com/?utm_campaign=branding&amp;utm_medium=&amp;utm_source=baeldung.com&amp;utm_content=baeldung_leaderboard_mid_2" office:target-frame-name="_blank" xlink:show="new"><draw:frame draw:style-name="fr1" draw:name="Image2" text:anchor-type="as-char" svg:width="0.423cm" svg:height="0.423cm" draw:z-index="3"><draw:image xlink:href="Pictures/100004A900000A7000000A70674E47B6957E48A0.svg" xlink:type="simple" xlink:show="embed" xlink:actuate="onLoad" draw:mime-type="image/svg+xml"/><draw:image xlink:href="Pictures/100000010000006500000065769C2C221659424F.png" xlink:type="simple" xlink:show="embed" xlink:actuate="onLoad" draw:mime-type="image/png"/><svg:title>freestar</svg:title></draw:frame></draw:a></text:p>
        </text:section>
      </text:section>
      <text:p text:style-name="Text_20_body">Alternatively, we can know the current running shell by exploring its process information. <text:span text:style-name="Strong_20_Emphasis">Linux stores the PID of the running shell in the special variable </text:span><text:span text:style-name="Emphasis"><text:span text:style-name="Strong_20_Emphasis">$$</text:span></text:span>:</text:p>
      <text:p text:style-name="Preformatted_20_Text"><text:span text:style-name="Source_20_Text">kent$ echo $$</text:span></text:p>
      <text:p text:style-name="P1"><text:span text:style-name="Source_20_Text">153492</text:span></text:p>
      <text:p text:style-name="Text_20_body">In the example above, the process with PID <text:span text:style-name="Emphasis">153492</text:span> would be the current shell process. We can get detailed information about the process using the <text:a xlink:type="simple" xlink:href="https://www.baeldung.com/linux/ps-command" text:style-name="Internet_20_link" text:visited-style-name="Visited_20_Internet_20_Link"><text:span text:style-name="Emphasis">ps</text:span></text:a> command with the <text:span text:style-name="Emphasis">-p</text:span> option:</text:p>
      <text:p text:style-name="Preformatted_20_Text"><text:span text:style-name="Source_20_Text">kent$ ps -p $$</text:span></text:p>
      <text:p text:style-name="Preformatted_20_Text"><text:span text:style-name="Source_20_Text"><text:s text:c="4"/>PID TTY <text:s text:c="9"/>TIME CMD</text:span></text:p>
      <text:p text:style-name="P1"><text:span text:style-name="Source_20_Text"><text:s/>153492 pts/2 <text:s text:c="3"/>00:00:00 zsh</text:span></text:p>
      <text:p text:style-name="Text_20_body">The output tells us that Zsh is our current shell.</text:p>
      <text:h text:style-name="Heading_20_2" text:outline-level="2">4. Changing the Default Shell of the Current User</text:h>
      <text:section text:style-name="Sect1" text:name="changing-the-default-shell-of-the-current-user">
        <text:p text:style-name="Text_20_body"/>
      </text:section>
      <text:p text:style-name="Text_20_body">If we want to change the default shell of the current login user, we can execute the <text:span text:style-name="Emphasis">chsh</text:span> command with the <text:span text:style-name="Emphasis">-s &lt;NEW_SHELL&gt;</text:span> option.</text:p>
      <text:p text:style-name="Text_20_body">Let’s change the default shell of the current user to Bash:</text:p>
      <text:section text:style-name="Sect1" text:name="baeldung_leaderboard_mid_3">
        <text:p text:style-name="P4"/>
        <text:section text:style-name="Sect1" text:name="google_ads_iframe_/15184186,7114245/baeldung_leaderboard_mid_3_0__container__">
          <text:p text:style-name="P3"><text:soft-page-break/><draw:frame draw:style-name="fr2" draw:name="Object3" text:anchor-type="as-char" svg:width="8.89cm" svg:height="7.408cm" draw:z-index="4"><draw:floating-frame draw:frame-name="google_ads_iframe_/15184186,7114245/baeldung_leaderboard_mid_3_0"/></draw:frame></text:p>
          <text:p text:style-name="P3"><draw:a xlink:type="simple" xlink:href="https://freestar.com/?utm_campaign=branding&amp;utm_medium=banner&amp;utm_source=baeldung.com&amp;utm_content=baeldung_leaderboard_mid_3" office:target-frame-name="_blank" xlink:show="new"><draw:frame draw:style-name="fr1" draw:name="Image3" text:anchor-type="as-char" svg:width="0.423cm" svg:height="0.423cm" draw:z-index="5"><draw:image xlink:href="Pictures/100004A900000A7000000A70674E47B6957E48A0.svg" xlink:type="simple" xlink:show="embed" xlink:actuate="onLoad" draw:mime-type="image/svg+xml"/><draw:image xlink:href="Pictures/100000010000006500000065769C2C221659424F.png" xlink:type="simple" xlink:show="embed" xlink:actuate="onLoad" draw:mime-type="image/png"/><svg:title>freestar</svg:title></draw:frame></draw:a></text:p>
        </text:section>
      </text:section>
      <text:p text:style-name="Preformatted_20_Text"><text:span text:style-name="Source_20_Text">kent$ chsh -s /bin/bash</text:span></text:p>
      <text:p text:style-name="Preformatted_20_Text"><text:span text:style-name="Source_20_Text">Changing shell for kent.</text:span></text:p>
      <text:p text:style-name="Preformatted_20_Text"><text:span text:style-name="Source_20_Text">Password: </text:span></text:p>
      <text:p text:style-name="P1"><text:span text:style-name="Source_20_Text">Shell changed.</text:span></text:p>
      <text:p text:style-name="Text_20_body">It’s worthwhile to mention that <text:span text:style-name="Strong_20_Emphasis">after we successfully changed the default shell, the currently running shell will not be changed.</text:span> For example, we’ve set Bash as the default shell of the user <text:span text:style-name="Emphasis">kent</text:span>, but the current shell is still Zsh:</text:p>
      <text:p text:style-name="Preformatted_20_Text"><text:span text:style-name="Source_20_Text">kent$ ps -p $$ </text:span></text:p>
      <text:p text:style-name="Preformatted_20_Text"><text:span text:style-name="Source_20_Text"><text:s text:c="3"/>PID TTY TIME CMD </text:span></text:p>
      <text:p text:style-name="P1"><text:span text:style-name="Source_20_Text">153492 pts/2 00:00:00 zsh</text:span></text:p>
      <text:p text:style-name="Text_20_body"><text:span text:style-name="Strong_20_Emphasis">The newly changed default shell will take effect the next time we log in with the user</text:span> <text:span text:style-name="Emphasis">kent.</text:span></text:p>
      <text:p text:style-name="Text_20_body">The default shell command is essential for users’ login. If the command is invalid, we’ll have trouble logging in with the user.</text:p>
      <text:p text:style-name="Text_20_body">Therefore, as we’re changing the default shell, the <text:span text:style-name="Emphasis">chsh</text:span> command will verify if the given shell command is valid.</text:p>
      <text:p text:style-name="Text_20_body">Let’s see what will happen <text:span text:style-name="Strong_20_Emphasis">if we pass an invalid path to the </text:span><text:span text:style-name="Strong_20_Emphasis"><text:span text:style-name="Emphasis">chsh </text:span></text:span><text:span text:style-name="Strong_20_Emphasis">command</text:span>:</text:p>
      <text:p text:style-name="Preformatted_20_Text"><text:span text:style-name="Source_20_Text">kent$ chsh -s /bin/bashhhh</text:span></text:p>
      <text:p text:style-name="Preformatted_20_Text"><text:span text:style-name="Source_20_Text">Changing shell for kent.</text:span></text:p>
      <text:p text:style-name="Preformatted_20_Text"><text:span text:style-name="Source_20_Text">Password: </text:span></text:p>
      <text:p text:style-name="P1"><text:span text:style-name="Source_20_Text">chsh: "/bin/bashhhh" does not exist</text:span></text:p>
      <text:p text:style-name="Text_20_body">We’ve learned the <text:span text:style-name="Emphasis">chsh</text:span> command can list the currently installed shells in the system.</text:p>
      <text:p text:style-name="Text_20_body">The <text:span text:style-name="Emphasis">chsh</text:span> command will refuse to change the default shell <text:span text:style-name="Strong_20_Emphasis">if the given shell isn’t on the system’s list of valid shells</text:span>:</text:p>
      <text:p text:style-name="Preformatted_20_Text"><text:span text:style-name="Source_20_Text">kent$ chsh -s /usr/bin/cat</text:span></text:p>
      <text:p text:style-name="Preformatted_20_Text"><text:span text:style-name="Source_20_Text">Changing shell for kent.</text:span></text:p>
      <text:p text:style-name="Preformatted_20_Text"><text:span text:style-name="Source_20_Text">Password: </text:span></text:p>
      <text:p text:style-name="Preformatted_20_Text"><text:span text:style-name="Source_20_Text">chsh: "/usr/bin/cat" is not listed in /etc/shells.</text:span></text:p>
      <text:p text:style-name="P1"><text:span text:style-name="Source_20_Text">Use chsh -l to see list.</text:span></text:p>
      <text:p text:style-name="Text_20_body"><text:soft-page-break/>In the example above, we attempted to set the <text:span text:style-name="Emphasis">/usr/bin/cat</text:span> command as the default shell of the user <text:span text:style-name="Emphasis">kent.</text:span></text:p>
      <text:section text:style-name="Sect1" text:name="baeldung_incontent_1">
        <text:p text:style-name="P4"/>
        <text:section text:style-name="Sect1" text:name="google_ads_iframe_/15184186,7114245/baeldung_incontent_1_0__container__">
          <text:p text:style-name="P3"><draw:frame draw:style-name="fr2" draw:name="Object4" text:anchor-type="as-char" svg:width="25.665cm" svg:height="7.408cm" draw:z-index="6"><draw:floating-frame draw:frame-name="google_ads_iframe_/15184186,7114245/baeldung_incontent_1_0"/></draw:frame></text:p>
          <text:p text:style-name="P3"><draw:a xlink:type="simple" xlink:href="https://freestar.com/?utm_campaign=branding&amp;utm_medium=banner&amp;utm_source=baeldung.com&amp;utm_content=baeldung_incontent_1" office:target-frame-name="_blank" xlink:show="new"><draw:frame draw:style-name="fr1" draw:name="Image4" text:anchor-type="as-char" svg:width="0.423cm" svg:height="0.423cm" draw:z-index="7"><draw:image xlink:href="Pictures/100004A900000A7000000A70674E47B6957E48A0.svg" xlink:type="simple" xlink:show="embed" xlink:actuate="onLoad" draw:mime-type="image/svg+xml"/><draw:image xlink:href="Pictures/100000010000006500000065769C2C221659424F.png" xlink:type="simple" xlink:show="embed" xlink:actuate="onLoad" draw:mime-type="image/png"/><svg:title>freestar</svg:title></draw:frame></draw:a></text:p>
        </text:section>
      </text:section>
      <text:p text:style-name="Text_20_body">The <text:span text:style-name="Emphasis">cat</text:span> command path is valid. However, it isn’t on the shell list. Therefore, <text:span text:style-name="Emphasis">chsh</text:span> aborted with the corresponding error message and hint.</text:p>
      <text:h text:style-name="Heading_20_2" text:outline-level="2">5. Changing the Default Shell of Other Users</text:h>
      <text:section text:style-name="Sect1" text:name="changing-the-default-shell-of-other-users">
        <text:p text:style-name="Text_20_body"/>
      </text:section>
      <text:p text:style-name="Text_20_body">So far, we’ve learned how to use the <text:span text:style-name="Emphasis">chsh</text:span> command to change the default shell of the current login user.</text:p>
      <text:p text:style-name="Text_20_body"><text:span text:style-name="Strong_20_Emphasis">We can also change the default shell of other users using the </text:span><text:span text:style-name="Strong_20_Emphasis"><text:span text:style-name="Emphasis">chsh</text:span></text:span><text:span text:style-name="Strong_20_Emphasis"> command, but we need the </text:span><text:span text:style-name="Strong_20_Emphasis"><text:span text:style-name="Emphasis">root</text:span></text:span><text:span text:style-name="Strong_20_Emphasis"> permission to do that.</text:span></text:p>
      <text:p text:style-name="Text_20_body">The syntax is pretty straightforward:</text:p>
      <text:p text:style-name="P1"><text:span text:style-name="Source_20_Text">root# chsh -s NEW_SHELL USERNAME</text:span></text:p>
      <text:p text:style-name="Text_20_body">This time, we log in as the <text:span text:style-name="Emphasis">root</text:span> user and change the default shell of the user <text:span text:style-name="Emphasis">kent </text:span>to <text:span text:style-name="Emphasis">/bin/sh</text:span>:</text:p>
      <text:p text:style-name="Preformatted_20_Text"><text:span text:style-name="Source_20_Text">root# chsh -s /bin/sh kent </text:span></text:p>
      <text:p text:style-name="Preformatted_20_Text"><text:span text:style-name="Source_20_Text">Changing shell for kent.</text:span></text:p>
      <text:p text:style-name="P1"><text:span text:style-name="Source_20_Text">Shell changed.</text:span></text:p>
      <text:p text:style-name="Text_20_body">Now, let’s log in again with the user <text:span text:style-name="Emphasis">kent</text:span> and check if the default shell was changed successfully:</text:p>
      <text:p text:style-name="Preformatted_20_Text"><text:span text:style-name="Source_20_Text">sh-5.1$ echo $SHELL</text:span></text:p>
      <text:p text:style-name="P1"><text:span text:style-name="Source_20_Text">/bin/sh</text:span></text:p>
      <text:p text:style-name="Text_20_body">As the output above shows, the default shell of the user <text:span text:style-name="Emphasis">kent</text:span> is now <text:span text:style-name="Emphasis">/bin/sh</text:span>.</text:p>
      <text:h text:style-name="Heading_20_2" text:outline-level="2">6. Editing the <text:span text:style-name="Emphasis">/etc/passwd</text:span> File</text:h>
      <text:section text:style-name="Sect1" text:name="editing-the-etcpasswd-file">
        <text:p text:style-name="Text_20_body"/>
      </text:section>
      <text:p text:style-name="Text_20_body"><text:soft-page-break/>We’ve learned to use the <text:span text:style-name="Emphasis">chsh</text:span> command to change a user’s default shell. Alternatively, we can also do that by editing the <text:span text:style-name="Emphasis">/etc/passwd</text:span> file.</text:p>
      <text:section text:style-name="Sect1" text:name="baeldung_incontent_2">
        <text:p text:style-name="P4"/>
        <text:section text:style-name="Sect1" text:name="google_ads_iframe_/15184186,7114245/baeldung_incontent_2_0__container__">
          <text:p text:style-name="P4"/>
        </text:section>
      </text:section>
      <text:p text:style-name="Text_20_body">In Linux, <text:span text:style-name="Strong_20_Emphasis">the </text:span><text:span text:style-name="Strong_20_Emphasis"><text:span text:style-name="Emphasis">/etc/passwd </text:span></text:span><text:span text:style-name="Strong_20_Emphasis">file is a plain text file. It stores user account information, which is required during user login</text:span>:</text:p>
      <text:p text:style-name="P1"><text:span text:style-name="Source_20_Text">-rw-r--r-- 1 root root 2.1K Mar 12 10:27 /etc/passwd</text:span></text:p>
      <text:p text:style-name="Text_20_body">If we have a look at its <text:a xlink:type="simple" xlink:href="https://www.baeldung.com/linux/chown-chmod-permissions" text:style-name="Internet_20_link" text:visited-style-name="Visited_20_Internet_20_Link">permission flags</text:a>, we’ll see all users can read it, but <text:span text:style-name="Strong_20_Emphasis">only the </text:span><text:span text:style-name="Strong_20_Emphasis"><text:span text:style-name="Emphasis">root</text:span></text:span><text:span text:style-name="Strong_20_Emphasis"> user is allowed to write to </text:span><text:span text:style-name="Strong_20_Emphasis"><text:span text:style-name="Emphasis">/etc/passwd</text:span></text:span><text:span text:style-name="Emphasis">.</text:span></text:p>
      <text:p text:style-name="Text_20_body">Let’s check the content in the <text:span text:style-name="Emphasis">/etc/passwd</text:span> file:</text:p>
      <text:p text:style-name="Preformatted_20_Text"><text:span text:style-name="Source_20_Text">kent$ cat /etc/passwd</text:span></text:p>
      <text:p text:style-name="Preformatted_20_Text"><text:span text:style-name="Source_20_Text">root:x:0:0:root:/root:/bin/zsh</text:span></text:p>
      <text:p text:style-name="Preformatted_20_Text"><text:span text:style-name="Source_20_Text">bin:x:1:1:bin:/bin:/bin/false</text:span></text:p>
      <text:p text:style-name="Preformatted_20_Text"><text:span text:style-name="Source_20_Text">...</text:span></text:p>
      <text:p text:style-name="Preformatted_20_Text"><text:span text:style-name="Source_20_Text">kent:x:1000:1000::/home/kent:/bin/zsh</text:span></text:p>
      <text:p text:style-name="Preformatted_20_Text"><text:span text:style-name="Source_20_Text">guest:x:1001:1001::/home/guest:/bin/zsh</text:span></text:p>
      <text:p text:style-name="Preformatted_20_Text"><text:span text:style-name="Source_20_Text">...</text:span></text:p>
      <text:p text:style-name="Preformatted_20_Text"><text:span text:style-name="Source_20_Text">cups:x:209:209:cups helper user:/:/sbin/nologin</text:span></text:p>
      <text:p text:style-name="P1"><text:span text:style-name="Source_20_Text">...</text:span></text:p>
      <text:p text:style-name="Text_20_body">Every line in the file records the account information of a user. The fields in a record are separated by colons.</text:p>
      <text:p text:style-name="Text_20_body">A record contains the user’s account data, such as username, UID, GID, and home directory, among others.<text:span text:style-name="Strong_20_Emphasis"> The last field indicates the default shell of the user.</text:span></text:p>
      <text:p text:style-name="Text_20_body">If we change the default shell field in the <text:span text:style-name="Emphasis">/etc/passwd</text:span> file, it’ll take effect when the user next logs in to the system next time.</text:p>
      <text:p text:style-name="Text_20_body">One advantage of editing the <text:span text:style-name="Emphasis">/etc/passwd</text:span> file is that we can change the default shell of multiple users in one shot. Sometimes, this could be pretty convenient.</text:p>
      <text:p text:style-name="Text_20_body">However, we should keep in mind that <text:span text:style-name="Strong_20_Emphasis">when we save the </text:span><text:span text:style-name="Strong_20_Emphasis"><text:span text:style-name="Emphasis">/etc/passwd</text:span></text:span><text:span text:style-name="Strong_20_Emphasis"> file, no validation or verification will happen on the changed default shells.</text:span></text:p>
      <text:section text:style-name="Sect1" text:name="baeldung_incontent_3">
        <text:p text:style-name="P4"/>
        <text:section text:style-name="Sect1" text:name="google_ads_iframe_/15184186,7114245/baeldung_incontent_3_0__container__">
          <text:p text:style-name="P3"><text:soft-page-break/><draw:frame draw:style-name="fr2" draw:name="Object5" text:anchor-type="as-char" svg:width="25.665cm" svg:height="7.408cm" draw:z-index="8"><draw:floating-frame draw:frame-name="google_ads_iframe_/15184186,7114245/baeldung_incontent_3_0"/></draw:frame></text:p>
          <text:p text:style-name="P3"><draw:a xlink:type="simple" xlink:href="https://freestar.com/?utm_campaign=branding&amp;utm_medium=banner&amp;utm_source=baeldung.com&amp;utm_content=baeldung_incontent_3" office:target-frame-name="_blank" xlink:show="new"><draw:frame draw:style-name="fr1" draw:name="Image5" text:anchor-type="as-char" svg:width="0.423cm" svg:height="0.423cm" draw:z-index="9"><draw:image xlink:href="Pictures/100004A900000A7000000A70674E47B6957E48A0.svg" xlink:type="simple" xlink:show="embed" xlink:actuate="onLoad" draw:mime-type="image/svg+xml"/><draw:image xlink:href="Pictures/100000010000006500000065769C2C221659424F.png" xlink:type="simple" xlink:show="embed" xlink:actuate="onLoad" draw:mime-type="image/png"/><svg:title>freestar</svg:title></draw:frame></draw:a></text:p>
        </text:section>
      </text:section>
      <text:p text:style-name="Text_20_body">Therefore, we must make sure we’ve given valid shell command paths. Otherwise, the user will have a problem logging in to the system next time.</text:p>
      <text:h text:style-name="Heading_20_2" text:outline-level="2">7. Conclusion</text:h>
      <text:section text:style-name="Sect1" text:name="conclusion">
        <text:p text:style-name="Text_20_body"/>
      </text:section>
      <text:p text:style-name="Text_20_body">In this quick article, we’ve learned how to change a user’s default shell through examples.</text:p>
      <text:p text:style-name="Text_20_body">The <text:span text:style-name="Emphasis">chsh</text:span> command is pretty straightforward for the task. Moreover, it can verify if the given shell is valid in the system.</text:p>
      <text:p text:style-name="Text_20_body">If we want to change the default shell of a user other than the current login one, we need to execute the <text:span text:style-name="Emphasis">chsh</text:span> command with <text:span text:style-name="Emphasis">root</text:span> user permission.</text:p>
      <text:p text:style-name="Text_20_body">Further, if we can log in as the <text:span text:style-name="Emphasis">root</text:span> user, we can also change the default shell of multiple users by directly editing the <text:span text:style-name="Emphasis">/etc/passwd</text:span> file.</text:p>
      <text:p text:style-name="Text_20_body">But <text:span text:style-name="Strong_20_Emphasis">we must double-check the changes we made to the </text:span><text:span text:style-name="Strong_20_Emphasis"><text:span text:style-name="Emphasis">/etc/passwd</text:span></text:span><text:span text:style-name="Strong_20_Emphasis"> file</text:span>. Any mistakes made in the <text:span text:style-name="Emphasis">/etc/passwd</text:span> file may lead to login failures for the corresponding user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6T12:31:16.319741661</meta:creation-date>
    <dc:date>2022-05-26T12:31:56.721287163</dc:date>
    <meta:editing-duration>PT40S</meta:editing-duration>
    <meta:editing-cycles>1</meta:editing-cycles>
    <meta:document-statistic meta:table-count="0" meta:image-count="5" meta:object-count="5" meta:page-count="6" meta:paragraph-count="111" meta:word-count="1098" meta:character-count="6346" meta:non-whitespace-character-count="5322"/>
    <meta:generator>LibreOffice/7.3.3.2$Linux_X86_64 LibreOffice_project/30$Build-2</meta:generator>
  </office:meta>
</office:document-meta>
</file>